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Heading_20_1">
      <style:paragraph-properties fo:text-align="center" style:justify-single-word="false"/>
    </style:style>
    <style:style style:name="P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use-window-font-color="true" style:text-outline="false" style:text-line-through-styl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ocumentación Diseño de Sistema Distribuido con N Brokers</text:h>
      <text:h text:style-name="Heading_20_2" text:outline-level="2"/>
      <text:h text:style-name="Heading_20_2" text:outline-level="2">1. Esquema de mensajes generados entre Agente y Broker</text:h>
      <text:p text:style-name="P1">Un agente posee N colas. Por cada cola que este posea, existirá un proceso que se encargará de escuchar los mensajes que el mismo envíe y despacharlos a la cola de salida del agente. Este proceso se llamara <text:span text:style-name="T1">DemuxAgente</text:span><text:span text:style-name="T2">, y existirá uno por cada tipo de Agente del sistema en cada computadora de nuestro sistema.</text:span><text:span text:style-name="T1"> </text:span><text:span text:style-name="T2">Este proceso recibe como parámetros: </text:span></text:p>
      <text:list xml:id="list1682680378" text:style-name="L1">
        <text:list-item>
          <text:p text:style-name="P2">Directorio del IPC receptor</text:p>
        </text:list-item>
        <text:list-item>
          <text:p text:style-name="P2">ID del IPC Receptor</text:p>
        </text:list-item>
        <text:list-item>
          <text:p text:style-name="P2">Nombre del emisor</text:p>
        </text:list-item>
        <text:list-item>
          <text:p text:style-name="P2">Tamaño del mensaje recibido (sin tener en cuenta el campo <text:span text:style-name="T3">mtype</text:span><text:span text:style-name="T4">)</text:span></text:p>
        </text:list-item>
      </text:list>
      <text:p text:style-name="P1"/>
      <text:p text:style-name="P1">El proceso <text:span text:style-name="T1">DemuxAgente </text:span><text:span text:style-name="T2">recibe un mensaje de los Agentes, escuchando bajo el ID de mensaje MSG_DEMUX_ID.</text:span><text:span text:style-name="T2"><office:annotation><dc:creator>Ezequiel Feyuk</dc:creator><dc:date>2013-11-29T18:15:13</dc:date><text:p text:style-name="P4"><text:span text:style-name="T5">Esto en un futuro se cambiará por un esquema más flexible. Es solo para salir del paso.</text:span></text:p></office:annotation></text:span><text:span text:style-name="T2"> Como fuerte hipótesis, se tiene que los agentes sólo enviaran un tipo de mensaje por cola. Esto es lo que permite conocer el tamaño del mensaje que enviara el agente. La estructura del mensaje recibido es la siguiente:</text:span></text:p>
      <text:p text:style-name="P1"><text:span text:style-name="T2">typedef struct {</text:span></text:p>
      <text:p text:style-name="P1"><text:span text:style-name="T2"><text:tab/>long mtype;</text:span></text:p>
      <text:p text:style-name="P1"><text:span text:style-name="T2"><text:tab/>long idReceptor;</text:span></text:p>
      <text:p text:style-name="P1"><text:span text:style-name="T2"><text:tab/>long idEmisor;</text:span></text:p>
      <text:p text:style-name="P1"><text:span text:style-name="T2"><text:tab/>// Tamaño de msg_X: TAM_MSG – sizeof(mtype) – sizeof(idReceptor) – sizeof(idEmisor)];</text:span></text:p>
      <text:p text:style-name="P1"><text:span text:style-name="T2"><text:tab/>// El tipo de este mensaje varía según la cola utilizada</text:span></text:p>
      <text:p text:style-name="P1"><text:span text:style-name="T2"><text:tab/>msg_X mensajeDeEmisor </text:span></text:p>
      <text:p text:style-name="P1"><text:span text:style-name="T2">} msg_agente_t</text:span></text:p>
      <text:p text:style-name="P1"><text:span text:style-name="T2"/></text:p>
      <text:p text:style-name="P1"><text:span text:style-name="T2">Luego, el </text:span><text:span text:style-name="T1">DemuxAgente </text:span><text:span text:style-name="T2">creará un nuevo mensaje. Para evitar problemas de traspaso de información incorrecto entre capas, el mensaje llevará encapsuladas aquellas estructuras que el Broker no requiera utilizar. La estructura del mensaje a enviar es la siguiente:</text:span></text:p>
      <text:p text:style-name="P1"><text:span text:style-name="T2"/></text:p>
      <text:p text:style-name="P1"><text:span text:style-name="T2">typedef struct {</text:span></text:p>
      <text:p text:style-name="P1"><text:span text:style-name="T2"><text:tab/>long mtype = idEmisor;</text:span></text:p>
      <text:p text:style-name="P1"><text:span text:style-name="T2"><text:tab/>char nombreAgente[NAME_FIXED_SIZE];</text:span></text:p>
      <text:p text:style-name="P1"><text:span text:style-name="T2"><text:tab/>char directorioIPC[DIR_FIXED_SIZE];</text:span></text:p>
      <text:p text:style-name="P1"><text:span text:style-name="T2"><text:tab/>int idIPC;</text:span></text:p>
      <text:p text:style-name="P1"><text:soft-page-break/><text:span text:style-name="T2"><text:tab/>msg_demux_t mensajeDemux; // Es un mensaje de tamaño fijo DEMUX_FIXED_SIZE</text:span></text:p>
      <text:p text:style-name="P1"><text:span text:style-name="T2">} msg_a_canal_t;</text:span></text:p>
      <text:p text:style-name="P1"><text:span text:style-name="T2"/></text:p>
      <text:p text:style-name="P1"><text:span text:style-name="T2">Luego, el </text:span><text:span text:style-name="T1">CanalDeSalida</text:span><text:span text:style-name="T2"> del agente recibe este mensaje. Es importante recalcar que para que este esquema permita que se pueda correr más de un agente del mismo tipo en la misma computadora, los mensajes deben ser recibidos por el mismo en función del ID del agente que los envió. El canal conoce el ID de su agente, debido a que este es quien va a crearlo, de forma que puede enviarselo por parámetro. El </text:span><text:span text:style-name="T1">CanalDeSalida</text:span><text:span text:style-name="T2"> recibirá el mensaje del </text:span><text:span text:style-name="T1">DemuxAgente</text:span><text:span text:style-name="T2">, y formará un nuevo mensaje que será enviado al broker. El mismo posee la siguiente estructura:</text:span></text:p>
      <text:p text:style-name="P1"><text:span text:style-name="T2"/></text:p>
      <text:p text:style-name="P1"><text:span text:style-name="T2">typedef struct {</text:span></text:p>
      <text:p text:style-name="P1"><text:span text:style-name="T2"><text:tab/>int tipo;</text:span></text:p>
      <text:p text:style-name="P1"><text:span text:style-name="T2"><text:tab/>char nombreAgente[NAME_FIXED_SIZE];</text:span></text:p>
      <text:p text:style-name="P1"><text:span text:style-name="T2"><text:tab/>char directorioIPC[DIR_FIXED_SIZE];</text:span></text:p>
      <text:p text:style-name="P1"><text:span text:style-name="T2"><text:tab/>int idIPC;</text:span></text:p>
      <text:p text:style-name="P1"><text:span text:style-name="T2"><text:tab/> msg_agente_t msg;</text:span></text:p>
      <text:p text:style-name="P1"><text:span text:style-name="T2">} msg_a_broker_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zequiel Feyuk</meta:initial-creator>
    <meta:creation-date>2013-11-28T20:01:38</meta:creation-date>
    <dc:date>2013-11-29T18:54:00</dc:date>
    <dc:creator>Ezequiel Feyuk</dc:creator>
    <meta:editing-duration>PT22H37M12S</meta:editing-duration>
    <meta:editing-cycles>38</meta:editing-cycles>
    <meta:generator>LibreOffice/3.5$Linux_X86_64 LibreOffice_project/350m1$Build-2</meta:generator>
    <meta:document-statistic meta:table-count="0" meta:image-count="0" meta:object-count="0" meta:page-count="2" meta:paragraph-count="32" meta:word-count="367" meta:character-count="2321" meta:non-whitespace-character-count="1972"/>
  </office:meta>
</office:document-meta>
</file>